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9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8-1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7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6-2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5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4-1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3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2-2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5-01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12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11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10-1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9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8-1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7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6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5-3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4-1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3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2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4-01-0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12-0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11-0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10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9-0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8-0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7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6-1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4-0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3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2-0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3-01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12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11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10-1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9-0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8-1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7-1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6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5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4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3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2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2-01-1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12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11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10-1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9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8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7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6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5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4-1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3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2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1-01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12-1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11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10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9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8-1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7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6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5-0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4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3-0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2-1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20-01-0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12-0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11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10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9-1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8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7-0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6-1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5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4-1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3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2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9-01-1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12-0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11-0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10-0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9-05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8-1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7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6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5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4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3-1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2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8-01-1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12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11-0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10-1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9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8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7-2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6-2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5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4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3-15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2-0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7-01-1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12-1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11-1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10-2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9-1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8-2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7-2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6-2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5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4-2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3-0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2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6-01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12-1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11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10-1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9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8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7-2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6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5-2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4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3-1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2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5-01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12-0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11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10-0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9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8-2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7-0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6-2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5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4-2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3-1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2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4-01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12-1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11-1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10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9-0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8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7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6-1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5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4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3-0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2-1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3-01-0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12-1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11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10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7-1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6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5-1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4-26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3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2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2-01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12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11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10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9-0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8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7-1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6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5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4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3-0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2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1-01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12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11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10-1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8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7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6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5-0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4-1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3-1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2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10-01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12-1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11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10-1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9-1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8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7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6-1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5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4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3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2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1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9-01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12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12-1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11-2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10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9-0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8-0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7-0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6-0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5-0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4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3-27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2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8-01-0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12-0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11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10-0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9-11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8-02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7-1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6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5-1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3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2-0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7-01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12-0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11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10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9-1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9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9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8-0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7-3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6-2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4-0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2-23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6-01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12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11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9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8-3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7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6-0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5-0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4-0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2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1-2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5-01-0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12-0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10-2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9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8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8-0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7-0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5-24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4-1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3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2-2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2-0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4-01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11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11-0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9-2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8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7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7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5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4-1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3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2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2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3-01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12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11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9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8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8-0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6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5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4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3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2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2-01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12-1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11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10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9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8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7-1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6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5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4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3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2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1-01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12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11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10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9-18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8-1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7-1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6-2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5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4-1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3-2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2-2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2000-01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12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11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10-21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9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8-3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7-22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6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5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4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3-26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2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2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9-01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12-1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11-1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10-2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9-3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8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7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6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5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4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4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2-0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8-01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12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10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9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8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7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6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5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4-2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3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2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7-01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12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12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10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9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7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6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5-0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3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2-2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1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11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10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9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8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7-2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6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5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4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3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2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5-01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1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10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9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8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7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6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6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4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3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2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4-01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12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11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10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9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8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7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6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5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5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4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3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2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3-01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12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11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10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9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8-2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7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6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5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4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3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2-0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12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1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10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9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8-2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7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6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5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4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3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1-01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0-12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0-11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0-10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0-09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90-04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9-10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9-06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8-04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7-10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7-05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6-10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6-05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6-03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6-02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6-0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10-2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5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4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4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4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3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3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3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5-02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4-10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4-10-16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4-05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3-10-1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3-10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3-05-1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2-10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2-10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2-06-1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1-05-1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1-03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80-10-0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7-10-0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7-05-0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10-0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6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4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4-1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3-2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6-03-1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841080164401</text:p>
          </table:table-cell>
          <table:table-cell office:value-type="string" calcext:value-type="string">
            <text:p>G <text:s/>- 571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32" meta:object-count="0"/>
    <meta:user-defined meta:name="AppVersion">3.0</meta:user-defined>
  </office:meta>
</office:document-meta>
</file>